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9a09" officeooo:paragraph-rsid="000b9a09"/>
    </style:style>
    <style:style style:name="P2" style:family="paragraph" style:parent-style-name="Standard">
      <style:text-properties officeooo:rsid="000c4fa9" officeooo:paragraph-rsid="000c4fa9"/>
    </style:style>
    <style:style style:name="P3" style:family="paragraph" style:parent-style-name="Standard">
      <style:text-properties officeooo:rsid="000cd007" officeooo:paragraph-rsid="000cd007"/>
    </style:style>
    <style:style style:name="P4" style:family="paragraph" style:parent-style-name="Standard">
      <style:text-properties style:text-underline-style="none" officeooo:rsid="000f94ec" officeooo:paragraph-rsid="000f94ec"/>
    </style:style>
    <style:style style:name="P5" style:family="paragraph" style:parent-style-name="Standard">
      <style:text-properties style:text-underline-style="none" officeooo:rsid="00112781" officeooo:paragraph-rsid="00112781"/>
    </style:style>
    <style:style style:name="P6" style:family="paragraph" style:parent-style-name="Standard">
      <style:text-properties style:text-underline-style="none" officeooo:rsid="00112933" officeooo:paragraph-rsid="00112933"/>
    </style:style>
    <style:style style:name="P7" style:family="paragraph" style:parent-style-name="Standard">
      <style:text-properties style:text-underline-style="none" officeooo:rsid="0011fdb6" officeooo:paragraph-rsid="0011fdb6"/>
    </style:style>
    <style:style style:name="P8" style:family="paragraph" style:parent-style-name="Standard" style:list-style-name="L1">
      <style:text-properties officeooo:rsid="000cd007" officeooo:paragraph-rsid="000cd007"/>
    </style:style>
    <style:style style:name="P9" style:family="paragraph" style:parent-style-name="Standard" style:list-style-name="L1">
      <style:text-properties style:text-underline-style="none" officeooo:rsid="000f94ec" officeooo:paragraph-rsid="000f94ec"/>
    </style:style>
    <style:style style:name="P10" style:family="paragraph" style:parent-style-name="Standard" style:list-style-name="L1">
      <style:text-properties style:text-underline-style="none" officeooo:rsid="00112781" officeooo:paragraph-rsid="00112781"/>
    </style:style>
    <style:style style:name="P11" style:family="paragraph" style:parent-style-name="Standard" style:list-style-name="L1">
      <style:text-properties style:text-underline-style="none" officeooo:rsid="00112933" officeooo:paragraph-rsid="00112933"/>
    </style:style>
    <style:style style:name="P12" style:family="paragraph" style:parent-style-name="Standard">
      <style:text-properties style:text-underline-style="none" officeooo:rsid="0011fdb6" officeooo:paragraph-rsid="0011fdb6"/>
    </style:style>
    <style:style style:name="P13" style:family="paragraph" style:parent-style-name="Standard">
      <style:text-properties style:text-underline-style="none" officeooo:rsid="00127c82" officeooo:paragraph-rsid="00127c82"/>
    </style:style>
    <style:style style:name="P14" style:family="paragraph" style:parent-style-name="Standard">
      <style:text-properties style:text-underline-style="none" officeooo:rsid="0013c3b0" officeooo:paragraph-rsid="0013c3b0"/>
    </style:style>
    <style:style style:name="P15" style:family="paragraph" style:parent-style-name="Standard">
      <style:text-properties style:text-underline-style="none" officeooo:rsid="001519a6" officeooo:paragraph-rsid="001519a6"/>
    </style:style>
    <style:style style:name="P16" style:family="paragraph" style:parent-style-name="Standard">
      <style:text-properties style:text-underline-style="none" officeooo:rsid="00158500" officeooo:paragraph-rsid="001519a6"/>
    </style:style>
    <style:style style:name="P17" style:family="paragraph" style:parent-style-name="Standard">
      <style:text-properties style:text-underline-style="none" officeooo:rsid="00158500" officeooo:paragraph-rsid="00158500"/>
    </style:style>
    <style:style style:name="P18" style:family="paragraph" style:parent-style-name="Standard">
      <style:text-properties style:text-underline-style="none" officeooo:rsid="00158500" officeooo:paragraph-rsid="00188453"/>
    </style:style>
    <style:style style:name="P19" style:family="paragraph" style:parent-style-name="Standard">
      <style:text-properties style:text-underline-style="none" officeooo:rsid="0016e8e1" officeooo:paragraph-rsid="0016e8e1"/>
    </style:style>
    <style:style style:name="P20" style:family="paragraph" style:parent-style-name="Standard">
      <style:text-properties style:text-underline-style="none" officeooo:rsid="00188453" officeooo:paragraph-rsid="00188453"/>
    </style:style>
    <style:style style:name="P21" style:family="paragraph" style:parent-style-name="Standard">
      <style:text-properties style:text-underline-style="none" officeooo:rsid="001a7ac3" officeooo:paragraph-rsid="001a7ac3"/>
    </style:style>
    <style:style style:name="P22" style:family="paragraph" style:parent-style-name="Standard">
      <style:text-properties style:text-underline-style="none" officeooo:rsid="001a7ac3" officeooo:paragraph-rsid="001c79de"/>
    </style:style>
    <style:style style:name="P23" style:family="paragraph" style:parent-style-name="Standard">
      <style:text-properties style:text-underline-style="none" officeooo:rsid="001b2179" officeooo:paragraph-rsid="001b2179"/>
    </style:style>
    <style:style style:name="P24" style:family="paragraph" style:parent-style-name="Standard">
      <style:text-properties style:text-underline-style="none" officeooo:rsid="001c79de" officeooo:paragraph-rsid="001c79de"/>
    </style:style>
    <style:style style:name="P25" style:family="paragraph" style:parent-style-name="Table_20_Contents">
      <style:text-properties officeooo:rsid="0013c3b0" officeooo:paragraph-rsid="0013c3b0"/>
    </style:style>
    <style:style style:name="P26" style:family="paragraph" style:parent-style-name="Table_20_Contents">
      <style:text-properties officeooo:rsid="001519a6" officeooo:paragraph-rsid="001519a6"/>
    </style:style>
    <style:style style:name="T1" style:family="text">
      <style:text-properties officeooo:rsid="000c3eaa"/>
    </style:style>
    <style:style style:name="T2" style:family="text">
      <style:text-properties officeooo:rsid="000da824"/>
    </style:style>
    <style:style style:name="T3" style:family="text">
      <style:text-properties officeooo:rsid="00112781"/>
    </style:style>
    <style:style style:name="T4" style:family="text">
      <style:text-properties officeooo:rsid="00112933"/>
    </style:style>
    <style:style style:name="T5" style:family="text">
      <style:text-properties officeooo:rsid="0011fdb6"/>
    </style:style>
    <style:style style:name="T6" style:family="text">
      <style:text-properties officeooo:rsid="00127c82"/>
    </style:style>
    <style:style style:name="T7" style:family="text">
      <style:text-properties officeooo:rsid="001519a6"/>
    </style:style>
    <style:style style:name="T8" style:family="text">
      <style:text-properties officeooo:rsid="0016e8e1"/>
    </style:style>
    <style:style style:name="T9" style:family="text">
      <style:text-properties officeooo:rsid="00188453"/>
    </style:style>
    <style:style style:name="T10" style:family="text">
      <style:text-properties officeooo:rsid="001a7ac3"/>
    </style:style>
    <style:style style:name="T11" style:family="text">
      <style:text-properties officeooo:rsid="001b2179"/>
    </style:style>
    <style:style style:name="T12" style:family="text">
      <style:text-properties officeooo:rsid="001c79de"/>
    </style:style>
    <style:style style:name="T13" style:family="text">
      <style:text-properties style:text-underline-style="solid" style:text-underline-width="auto" style:text-underline-color="font-color"/>
    </style:style>
    <style:style style:name="T1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scripción del problema a abordar y objetivos:</text:p>
      <text:p text:style-name="P1"/>
      <text:p text:style-name="P1">Este proyecto quiere abordar un sistema de <text:span text:style-name="T1">gestión</text:span> de la empresa de transporte <text:span text:style-name="T1">Envíamelo</text:span> S.A.</text:p>
      <text:p text:style-name="P1">que informatice el <text:span text:style-name="T1">envío</text:span> y <text:span text:style-name="T1">recepción</text:span> de paquetes <text:span text:style-name="T1">tanto internamente para la empresa como para el usuario, incluyendo <text:s/>el seguimiento y gestión de paquetes, calcular el coste de los mismos y personal necesario, optimizar el almacenado y envío… Es decir, las relaciones entre el usuario y la empresa y la empresa con sus empleados.</text:span></text:p>
      <text:p text:style-name="P1"/>
      <text:p text:style-name="P2">Descripción inicial del problema:</text:p>
      <text:p text:style-name="P3"/>
      <text:p text:style-name="P3"/>
      <text:list xml:id="list2510786568" text:style-name="L1">
        <text:list-item>
          <text:p text:style-name="P8">La empresa Env<text:span text:style-name="T2">í</text:span>amelo S.A consta de múltiples oficinas repartidas por todas las capitales de España que hacen uso de la recepción de paquetes tanto de usuarios como de otras oficias de la propia empresa.</text:p>
        </text:list-item>
      </text:list>
      <text:p text:style-name="P3"/>
      <text:list xml:id="list182038383599000" text:continue-numbering="true" text:style-name="L1">
        <text:list-item>
          <text:p text:style-name="P8">Las oficinas disponen de almacenes en los que se gestionan la prioridad de los paquetes dependiendo del modo en el que se han enviado(envíos exprés, urgente, estándar…).</text:p>
        </text:list-item>
      </text:list>
      <text:p text:style-name="P3"/>
      <text:list xml:id="list182038975647492" text:continue-numbering="true" text:style-name="L1">
        <text:list-item>
          <text:p text:style-name="P8">Dentro de cada almac<text:span text:style-name="T2">é</text:span>n hay un conjunto de furgonetas encargadas de recoger los env<text:span text:style-name="T2">í</text:span>os as<text:span text:style-name="T2">í</text:span> como de repartirlos siguiendo una ruta previamente establecida.</text:p>
        </text:list-item>
      </text:list>
      <text:p text:style-name="P3"/>
      <text:list xml:id="list182037387777097" text:continue-numbering="true" text:style-name="L1">
        <text:list-item>
          <text:p text:style-name="P8">Estas rutas son programadas para una recogida y env<text:span text:style-name="T2">í</text:span>o en los que el tiempo empleado para ello sea óptimo y eficiente pudiendo as<text:span text:style-name="T2">í</text:span> localizar los el centro de servicio más cercano al domicilio del usuario.</text:p>
        </text:list-item>
      </text:list>
      <text:p text:style-name="P3"/>
      <text:list xml:id="list182039072785202" text:continue-numbering="true" text:style-name="L1">
        <text:list-item>
          <text:p text:style-name="P9">La disponibilidad de los conductores <text:span text:style-name="T3">dependerá</text:span> de ciertos factores: el numero de paquetes <text:s/>a gestionar, la zona de reparto, tramos horarios….</text:p>
        </text:list-item>
      </text:list>
      <text:p text:style-name="P4"/>
      <text:list xml:id="list182037107536946" text:continue-numbering="true" text:style-name="L1">
        <text:list-item>
          <text:p text:style-name="P9">Estos envíos y recepciones pueden ser efectuados tanto en la misma oficina de la ciudad como a través de un repartidor a domicilio (lo que supondrá un coste adicional).</text:p>
        </text:list-item>
      </text:list>
      <text:p text:style-name="P4"/>
      <text:list xml:id="list182038380311343" text:continue-numbering="true" text:style-name="L1">
        <text:list-item>
          <text:p text:style-name="P9">El <text:span text:style-name="T3">envío</text:span> llegar<text:span text:style-name="T3">á</text:span> en un <text:span text:style-name="T3">máximo</text:span> de 5 <text:span text:style-name="T3">días</text:span> laborales. <text:span text:style-name="T3">Si el usuario receptor del envío no se encuentra en el domicilio tendrá la opción de ir a recogerlo a la oficina mas cercana en un plazo de 5 días laborables desde el día en el que se ausentó.</text:span></text:p>
        </text:list-item>
      </text:list>
      <text:p text:style-name="P4"/>
      <text:list xml:id="list182037998004436" text:continue-numbering="true" text:style-name="L1">
        <text:list-item>
          <text:p text:style-name="P10">El importe a pagar por los usuarios dependerá de la distancia de envío, el tipo de envío, peso y tamaño del paquete, es posible el pago en la oficina o a través de la pagina Web. </text:p>
        </text:list-item>
      </text:list>
      <text:p text:style-name="P5"/>
      <text:list xml:id="list182037381064403" text:continue-numbering="true" text:style-name="L1">
        <text:list-item>
          <text:p text:style-name="P10"><text:span text:style-name="T4">Se</text:span> dispon<text:span text:style-name="T4">drá</text:span> de una pagina Web en la que se <text:span text:style-name="T4">podrán</text:span> efectuar los pagos, el <text:span text:style-name="T4">seguimiento</text:span> del <text:span text:style-name="T4">envío</text:span>, un localizador de oficinas, <text:span text:style-name="T4">elección de la hora de recogida….</text:span></text:p>
        </text:list-item>
      </text:list>
      <text:p text:style-name="P5"/>
      <text:list xml:id="list182037654010156" text:continue-numbering="true" text:style-name="L1">
        <text:list-item>
          <text:p text:style-name="P11">Tanto para el uso y gestión de los envíos a través de la pagina Web como para la valoracion del servicio de la empresa será necesario un registro previo salvo para comprobaciones del número del seguimiento.</text:p>
        </text:list-item>
      </text:list>
      <text:p text:style-name="P6"/>
      <text:p text:style-name="P6"/>
      <text:p text:style-name="P6"/>
      <text:p text:style-name="P6"/>
      <text:p text:style-name="P6"/>
      <text:p text:style-name="P6"/>
      <text:p text:style-name="P6"/>
      <text:p text:style-name="P6"/>
      <text:p text:style-name="P6"><text:soft-page-break/>Objetivos:</text:p>
      <text:p text:style-name="P6"/>
      <text:p text:style-name="P6">Los objetivos principales que debe cumplir el software que se pretende desarrollar, en cierto modo, se puede pensar en ellos como requisitos de alto nivel, son los siguientes.</text:p>
      <text:p text:style-name="P6"/>
      <text:p text:style-name="P6">OBJ-1. <text:span text:style-name="T5">El sistema almacenará y gestionará toda la información relativa al envío y recibo de paquete</text:span></text:p>
      <text:p text:style-name="P6"/>
      <text:p text:style-name="P7">OBJ-2. El sistema generará y actualizará <text:span text:style-name="T6">automáticamente</text:span> el seguimiento de los pedidos.</text:p>
      <text:p text:style-name="P7"/>
      <text:p text:style-name="P7">OBJ-<text:span text:style-name="T6">3. Los usuarios podrán decidir las fechas y el lugar de recogida.</text:span></text:p>
      <text:p text:style-name="P7"/>
      <text:p text:style-name="P13">OBJ-4. El sistema podrá gestionar diversos paquetes así como la ruta de transporte más óptima.</text:p>
      <text:p text:style-name="P13"/>
      <text:p text:style-name="P13"/>
      <text:p text:style-name="P13"/>
      <text:p text:style-name="P13">2: Identificar Implicados</text:p>
      <text:p text:style-name="P6"/>
      <text:p text:style-name="P14">Entorno de usuarios</text:p>
      <text:p text:style-name="P14"/>
      <text:p text:style-name="P14">Los usuarios directos de la aplicación a desarrollar son dos: el administrador, encargado de gestionar el sistema y de introducir toda la información necesaria en la base de datos del mismo, y cualquier usuario que desee consultar la información relativa al envío y recibo del paquete.</text:p>
      <text:p text:style-name="P14">Los primeros son buenos conocedores tanto del sistema informático que deben utilizar como de toda la terminología sobre el <text:span text:style-name="T7">envío</text:span> de paquetes utilizadas por la aplicación. Entre los últimos puede haber persona con distinto nivel de conocimiento en ambas áreas, dado que en principio cualquier persona puede acceder al sistema.</text:p>
      <text:p text:style-name="P14"/>
      <text:p text:style-name="P14">Resumen de implicados</text:p>
      <text:p text:style-name="P14"/>
      <table:table table:name="Tabla1" table:style-name="Tabla1">
        <table:table-column table:style-name="Tabla1.A" table:number-columns-repeated="4"/>
        <table:table-row>
          <table:table-cell table:style-name="Tabla1.A1" office:value-type="string">
            <text:p text:style-name="P25">Nombre</text:p>
          </table:table-cell>
          <table:table-cell table:style-name="Tabla1.A1" office:value-type="string">
            <text:p text:style-name="P25">Descripción</text:p>
          </table:table-cell>
          <table:table-cell table:style-name="Tabla1.A1" office:value-type="string">
            <text:p text:style-name="P25">Tipo</text:p>
          </table:table-cell>
          <table:table-cell table:style-name="Tabla1.D1" office:value-type="string">
            <text:p text:style-name="P25">Responsabilidad</text:p>
          </table:table-cell>
        </table:table-row>
        <table:table-row>
          <table:table-cell table:style-name="Tabla1.A2" office:value-type="string">
            <text:p text:style-name="P25">Empleado</text:p>
          </table:table-cell>
          <table:table-cell table:style-name="Tabla1.A2" office:value-type="string">
            <text:p text:style-name="P26">Representa un empleado</text:p>
          </table:table-cell>
          <table:table-cell table:style-name="Tabla1.A2" office:value-type="string">
            <text:p text:style-name="P26">Usuario</text:p>
            <text:p text:style-name="P26">Producto</text:p>
          </table:table-cell>
          <table:table-cell table:style-name="Tabla1.D2" office:value-type="string">
            <text:p text:style-name="P26">Realizar actividades de gestión de la empresa de mensajería.</text:p>
            <text:p text:style-name="P26">Atiende a los clientes.</text:p>
          </table:table-cell>
        </table:table-row>
        <table:table-row>
          <table:table-cell table:style-name="Tabla1.A2" office:value-type="string">
            <text:p text:style-name="P25">Encargado</text:p>
          </table:table-cell>
          <table:table-cell table:style-name="Tabla1.A2" office:value-type="string">
            <text:p text:style-name="P26">Representa al dueño o encargado</text:p>
          </table:table-cell>
          <table:table-cell table:style-name="Tabla1.A2" office:value-type="string">
            <text:p text:style-name="P26">Usuario</text:p>
            <text:p text:style-name="P26">Producto</text:p>
          </table:table-cell>
          <table:table-cell table:style-name="Tabla1.D2" office:value-type="string">
            <text:p text:style-name="P26">Realiza actividades de gestión y económicas de la mensajería.</text:p>
            <text:p text:style-name="P26">Atiende a los clientes y a los repartidores.</text:p>
          </table:table-cell>
        </table:table-row>
        <table:table-row>
          <table:table-cell table:style-name="Tabla1.A2" office:value-type="string">
            <text:p text:style-name="P25">Repartidores</text:p>
          </table:table-cell>
          <table:table-cell table:style-name="Tabla1.A2" office:value-type="string">
            <text:p text:style-name="P26">Representa al repartidor</text:p>
          </table:table-cell>
          <table:table-cell table:style-name="Tabla1.A2" office:value-type="string">
            <text:p text:style-name="P26">Usuario</text:p>
            <text:p text:style-name="P26">Producto</text:p>
            <text:p text:style-name="P26">Sistema</text:p>
          </table:table-cell>
          <table:table-cell table:style-name="Tabla1.D2" office:value-type="string">
            <text:p text:style-name="P26">Recoge y suministra los pedidos de los usuarios.</text:p>
          </table:table-cell>
        </table:table-row>
        <table:table-row>
          <table:table-cell table:style-name="Tabla1.A2" office:value-type="string">
            <text:p text:style-name="P25">Clientes</text:p>
          </table:table-cell>
          <table:table-cell table:style-name="Tabla1.A2" office:value-type="string">
            <text:p text:style-name="P26">Representa a un cliente</text:p>
          </table:table-cell>
          <table:table-cell table:style-name="Tabla1.A2" office:value-type="string">
            <text:p text:style-name="P26">Usuario</text:p>
            <text:p text:style-name="P26">Sistema</text:p>
          </table:table-cell>
          <table:table-cell table:style-name="Tabla1.D2" office:value-type="string">
            <text:p text:style-name="P26">Enviar y recibir paquetes.</text:p>
          </table:table-cell>
        </table:table-row>
        <table:table-row>
          <table:table-cell table:style-name="Tabla1.A2" office:value-type="string">
            <text:p text:style-name="P25">Administrador</text:p>
          </table:table-cell>
          <table:table-cell table:style-name="Tabla1.A2" office:value-type="string">
            <text:p text:style-name="P26">Representa <text:s/>a la persona que gestiona el sistema</text:p>
          </table:table-cell>
          <table:table-cell table:style-name="Tabla1.A2" office:value-type="string">
            <text:p text:style-name="P26">Usuario</text:p>
            <text:p text:style-name="P26">Sistema</text:p>
          </table:table-cell>
          <table:table-cell table:style-name="Tabla1.D2" office:value-type="string">
            <text:p text:style-name="P26">Gestiona el sistema</text:p>
          </table:table-cell>
        </table:table-row>
      </table:table>
      <text:p text:style-name="P14"/>
      <text:p text:style-name="P14"/>
      <text:p text:style-name="P14"/>
      <text:p text:style-name="P15"><text:soft-page-break/>3. Obtención de requisitos</text:p>
      <text:p text:style-name="P15"/>
      <text:p text:style-name="P15">Requisitos funcionales</text:p>
      <text:p text:style-name="P15"/>
      <text:p text:style-name="P15">Descripción de los requisitos mas importantes a nivel de funciones que debe incluir el sistema, realizando una clasificación en categoría, a cada uno de los requisitos se le ha asignado un código y un nombre, con el fin de identificarlo fácilmente a lo largo de todo el proyecto.</text:p>
      <text:p text:style-name="P16"/>
      <text:p text:style-name="P17"/>
      <text:p text:style-name="P17">RF-1. Gestión de administradores. Se permitirá dar de alta/baja a cualquier administrador del</text:p>
      <text:p text:style-name="P17">sistema, así como consultar y/o modificar cualquiera de sus datos.</text:p>
      <text:p text:style-name="P17"/>
      <text:p text:style-name="P17"><text:tab/>RF-1.1. Alta de administrador. Se registrará cada nuevo administrador del sistema, con sus</text:p>
      <text:p text:style-name="P17"><text:tab/><text:tab/>datos correspondientes.</text:p>
      <text:p text:style-name="P17"><text:tab/>RF-1.2. Baja de administrador. Se eliminará toda la información relativa a un administrador</text:p>
      <text:p text:style-name="P17"><text:tab/><text:tab/>del sistema.</text:p>
      <text:p text:style-name="P17"><text:tab/>RF-1.3. Consultar datos de administrador. Se mostrarán los datos relativos a un</text:p>
      <text:p text:style-name="P17"><text:tab/><text:tab/>determinado administrador.</text:p>
      <text:p text:style-name="P17"><text:tab/>RF-1.4. Modificar datos de administrador. Se podrán cambiar los datos almacenados de un</text:p>
      <text:p text:style-name="P17"><text:tab/><text:tab/>administrador.</text:p>
      <text:p text:style-name="P17"/>
      <text:p text:style-name="P17">RF-2. <text:span text:style-name="T8">Gestión</text:span> de paquetes. <text:s/></text:p>
      <text:p text:style-name="P17"/>
      <text:p text:style-name="P19"><text:tab/>RF-2.1. Envío. El sistema debe almacenar información sobre los paquetes que se pueden <text:tab/><text:tab/>adquirir y su precio de envío.</text:p>
      <text:p text:style-name="P19"><text:tab/>RF-2.2. Consulta de datos. El sistema debe permitir a los usuarios buscar y consultar la <text:tab/><text:tab/><text:tab/>información sobre los paquetes. </text:p>
      <text:p text:style-name="P19"><text:tab/>RF-2.3.Modificar Paquetes. El sistema debe de permitir <text:span text:style-name="T9">modificar el destino del paquete, si <text:tab/><text:tab/>el paquete ha efectuado su salida previamente se debe de ingresar un coste adicional <text:tab/><text:tab/>correspondiente a la nueva entrega.</text:span></text:p>
      <text:p text:style-name="P17"/>
      <text:p text:style-name="P17"/>
      <text:p text:style-name="P17"/>
      <text:p text:style-name="P17"/>
      <text:p text:style-name="P17"/>
      <text:p text:style-name="P19">RF-3. <text:span text:style-name="T10">Gestión</text:span> de <text:span text:style-name="T10">clientes. Se</text:span> permitirá dar de alta y baja a un cliente en el sistema,así como consultar o modificar y/o modificar cualquiera de sus datos.</text:p>
      <text:p text:style-name="P19"/>
      <text:p text:style-name="P19"><text:tab/>RF-3.1. Alta de un cliente. Se registrara un nuevo cliente en el sistema, con sus datos <text:tab/><text:tab/><text:tab/><text:span text:style-name="T10">correspondientes.</text:span></text:p>
      <text:p text:style-name="P19"><text:tab/>RF-3.2. Baja de un cliente. Se eliminará del sistema toda la información relativa a un cl<text:span text:style-name="T11">iente.</text:span></text:p>
      <text:p text:style-name="P19"><text:tab/>RF-3.3. Consultar datos. <text:span text:style-name="T11">Se podrá consultar la información relativa a un cliente.</text:span></text:p>
      <text:p text:style-name="P19"><text:tab/>RF-3.4. Modificar datos. <text:span text:style-name="T11">Se podrá modificar la información relativa a un cliente.</text:span></text:p>
      <text:p text:style-name="P19"><text:tab/>RF-3.5. Registro. El sistema de registrar la <text:span text:style-name="T10">información</text:span> de los usuarios. El sistema </text:p>
      <text:p text:style-name="P19"><text:tab/>RF-3.6. Herramientas. El sistema debe permitir que los usuarios registrados <text:span text:style-name="T10">envían</text:span> paquetes <text:tab/><text:tab/>y proporcionar las herramientas para que los usuarios paguen.</text:p>
      <text:p text:style-name="P19"/>
      <text:p text:style-name="P17"/>
      <text:p text:style-name="P17"/>
      <text:p text:style-name="P17"/>
      <text:p text:style-name="P17"/>
      <text:p text:style-name="P17"/>
      <text:p text:style-name="P20"><text:soft-page-break/>RF-4. <text:span text:style-name="T10">Gestión</text:span> de rutas. Se <text:span text:style-name="T12">permitirá</text:span> <text:span text:style-name="T10">incluir una nueva ruta en el sistema antes de su afectación.</text:span></text:p>
      <text:p text:style-name="P20"/>
      <text:p text:style-name="P21"><text:tab/>RF-4.1. Crear Ruta. Se registrara una ruta en el sistema, con sus datos correspondientes.</text:p>
      <text:p text:style-name="P21"><text:tab/>RF-4.2. Eliminar Ruta. Se borrará del sistema toda la información relativa a una ruta.</text:p>
      <text:p text:style-name="P21"><text:tab/>Rf-4.3. Consultar Ruta. Consultar los datos de una ruta. Se mostrarán <text:s/>los datos almacenados <text:tab/><text:tab/>sobre una ruta.</text:p>
      <text:p text:style-name="P21"><text:tab/>Rf-4.4. Modificar Ruta. Se podrán cambiar los datos almacenados sobre una determinada <text:tab/><text:tab/>ruta.</text:p>
      <text:p text:style-name="P21"/>
      <text:p text:style-name="P23">Requisitos de Información.</text:p>
      <text:p text:style-name="P23"/>
      <text:p text:style-name="P23">A continuación se indica la información que es necesario almacenar en el sistema.</text:p>
      <text:p text:style-name="P23"/>
      <text:p text:style-name="P23">RI-1.Administradores. Datos sobre las personas que gestionarán el sistema que se va a desarrollar.</text:p>
      <text:p text:style-name="P23">Contenido: Nombre de usuario, clave de acceso, dirección de correo, número de teléfono</text:p>
      <text:p text:style-name="P23">Requisitos asociados: RF-1.</text:p>
      <text:p text:style-name="P23"/>
      <text:p text:style-name="P23">RI-2. Paquetes. Información necesaria de paquetes para darlos de altas en el sistema.</text:p>
      <text:p text:style-name="P23">Contenido: Código del paquete, Dirección,Numero de Albarán,Numero de seguimiento.</text:p>
      <text:p text:style-name="P23">Requisitos asociados: RF-2.</text:p>
      <text:p text:style-name="P23"/>
      <text:p text:style-name="P23">RI-3. Clientes. Datos necesarios sobre los clientes para darlos de alta en el sistema.</text:p>
      <text:p text:style-name="P23">Contenido: Nombre, dni,nacionalidad,dirección y email.</text:p>
      <text:p text:style-name="P23">Requisitos asociados: RF-3.</text:p>
      <text:p text:style-name="P23"/>
      <text:p text:style-name="P23">RI-4. Rutas. Informacion a registrar sobre la ruta que debe de seguir el repartidor.</text:p>
      <text:p text:style-name="P23">Contenido: Nombre de ruta,Ciudades,Localidad,Direcciones,Distancias,<text:span text:style-name="T12">Duracion.</text:span></text:p>
      <text:p text:style-name="P24">Requisitos asociados:RF-4.</text:p>
      <text:p text:style-name="P17"/>
      <text:p text:style-name="P17">Requisitos no funcionales.</text:p>
      <text:p text:style-name="P17"/>
      <text:p text:style-name="P17">Aquí se incluyen algunas restricciones que afectarán a los requisitos anteriores.</text:p>
      <text:p text:style-name="P17">RNF-1. Seguridad de la información. <text:span text:style-name="T8">Se crearan copias de seguridad periódicas para asegurar la informacion previamente almacenada ante un posible caso de error.</text:span></text:p>
      <text:p text:style-name="P17">RNF-2. Concurrencia. Varios admini<text:span text:style-name="T9">l</text:span>stradores podrán trabajar simultáneamente con el sistema,</text:p>
      <text:p text:style-name="P17">introduciendo información, así como varios usuarios podrán consultar al mismo tiempo</text:p>
      <text:p text:style-name="P17">datos almacenados en el mismo.</text:p>
      <text:p text:style-name="P18">RNF-3. <text:span text:style-name="T9">Autentificación.</text:span> Es necesario controlar qué solo las personas autorizadas (administradores)</text:p>
      <text:p text:style-name="P17">puedan acceder a las funciones de gestión del sistema e introducir información en él.</text:p>
      <text:p text:style-name="P17">RNF-4. Privacidad. La <text:span text:style-name="T8">información</text:span> proporcionada por los clientes <text:span text:style-name="T8">ú</text:span>nicamente sera gestionada por el sistema informático, y <text:span text:style-name="T9">cumplirá la Ley Orgánica 15/1999, de 13 de diciembre, de Protección de Datos de Carácter Personal</text:span></text:p>
      <text:p text:style-name="P20">RNF-5 Tiempo de respuesta. El sistema no deberá de tardar más de 5 segundos en mostrar los resultados de una búsqueda.</text:p>
      <text:p text:style-name="P20"/>
      <text:p text:style-name="P20"/>
      <text:p text:style-name="P20"/>
      <text:p text:style-name="P20"/>
      <text:p text:style-name="P20"/>
      <text:p text:style-name="P20"/>
      <text:p text:style-name="P20"/>
      <text:p text:style-name="P20"/>
      <text:p text:style-name="P21"><text:soft-page-break/>4. Glosario</text:p>
      <text:p text:style-name="P21"/>
      <text:p text:style-name="P22">Administrador: Persona, probablemente con conocimientos avanzados de informática, que se encarga de gestionar y <text:span text:style-name="T12">mantener</text:span> el sistema en funcionamiento.</text:p>
      <text:p text:style-name="P22"/>
      <text:p text:style-name="P21">Albarán: Nota de entrega que firma la persona que recibe una mercancía.</text:p>
      <text:p text:style-name="P21"/>
      <text:p text:style-name="P24">Correo: Servicio público que tiene por objeto el transporte de la correspondencia oficial y privada.</text:p>
      <text:p text:style-name="P24"/>
      <text:p text:style-name="P24"/>
      <text:p text:style-name="P21">Envío: Acción de hacer que un paquete se dirija o sea llevado a alguna parte.</text:p>
      <text:p text:style-name="P21"/>
      <text:p text:style-name="P24"/>
      <text:p text:style-name="P24">Paquete: Objeto que se ajusta a determinados requisitos y se envía por correo.</text:p>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6:55:06.695103554</meta:creation-date>
    <dc:date>2018-03-05T18:20:36.925667779</dc:date>
    <meta:editing-duration>PT11M13S</meta:editing-duration>
    <meta:editing-cycles>3</meta:editing-cycles>
    <meta:generator>LibreOffice/5.4.5.1$Linux_X86_64 LibreOffice_project/40m0$Build-1</meta:generator>
    <meta:document-statistic meta:table-count="1" meta:image-count="0" meta:object-count="0" meta:page-count="5" meta:paragraph-count="116" meta:word-count="1418" meta:character-count="9140" meta:non-whitespace-character-count="7796"/>
  </office:meta>
</office:document-meta>
</file>